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erter" table:style-name="ta1">
        <table:shapes>
          <draw:frame draw:z-index="0" draw:style-name="gr1" draw:text-style-name="P1" svg:width="29.336cm" svg:height="14.848cm" svg:x="12.796cm" svg:y="3.426cm">
            <draw:object draw:notify-on-update-of-ranges="Inverter.A1:Inverter.A1 Inverter.A2:Inverter.A11 Inverter.B1:Inverter.B1 Inverter.B2:Inverter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Raw Val</text:p>
          </table:table-cell>
          <table:table-cell table:style-name="ce1" office:value-type="string" calcext:value-type="string">
            <text:p>Temperature</text:p>
          </table:table-cell>
          <table:table-cell/>
          <table:table-cell table:style-name="ce1" table:number-columns-repeated="1021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</table:table>
      <table:table table:name="Motor" table:style-name="ta1">
        <table:shapes>
          <draw:frame draw:z-index="0" draw:style-name="gr1" draw:text-style-name="P1" svg:width="24.161cm" svg:height="13.175cm" svg:x="14.313cm" svg:y="2.072cm">
            <draw:object draw:notify-on-update-of-ranges="Motor.A1:Motor.A1 Motor.A2:Motor.A9 Motor.B1:Motor.B1 Motor.B2:Motor.B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Raw Val</text:p>
          </table:table-cell>
          <table:table-cell table:style-name="ce1" office:value-type="string" calcext:value-type="string">
            <text:p>Temperature</text:p>
          </table:table-cell>
          <table:table-cell/>
          <table:table-cell table:style-name="ce1" table:number-columns-repeated="1021"/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2:31:02.824213144</meta:creation-date>
    <meta:generator>LibreOffice/7.3.6.2$Linux_X86_64 LibreOffice_project/30$Build-2</meta:generator>
    <dc:date>2023-03-19T12:52:45.584454198</dc:date>
    <meta:editing-duration>PT21M41S</meta:editing-duration>
    <meta:editing-cycles>5</meta:editing-cycles>
    <meta:document-statistic meta:table-count="2" meta:cell-count="4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337cm" svg:height="14.849cm" xlink:href=".." xlink:type="simple" chart:class="chart:scatter" chart:style-name="ch1">
        <chart:title svg:x="12.389cm" svg:y="0.432cm" chart:style-name="ch2">
          <text:p>Heatsink Temperature</text:p>
        </chart:title>
        <chart:legend chart:legend-position="end" svg:x="24.818cm" svg:y="6.876cm" style:legend-expansion="high" chart:style-name="ch3"/>
        <chart:plot-area chart:style-name="ch4" table:cell-range-address="Inverter.A1:Inverter.B11" chart:data-source-has-labels="row" svg:x="0.586cm" svg:y="1.507cm" svg:width="23.646cm" svg:height="13.046cm">
          <chart:coordinate-region svg:x="1.207cm" svg:y="1.706cm" svg:width="22.653cm" svg:height="12.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verter.B2:Inverter.B11" chart:label-cell-address="Inverter.B1:Inverter.B1" chart:class="chart:scatter">
            <chart:domain table:cell-range-address="Inverter.A2:Inverter.A11"/>
            <chart:regression-curve chart:style-name="ch9">
              <chart:equation chart:display-equation="true" chart:display-r-square="false" svg:x="9.908cm" svg:y="2.246cm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erature</text:p>
                <draw:g>
                  <svg:desc>Inverter.B1:Inverter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80">
                <text:p>3180</text:p>
                <draw:g>
                  <svg:desc>Inverter.A2:Inverter.A11</svg:desc>
                </draw:g>
              </table:table-cell>
              <table:table-cell office:value-type="float" office:value="5">
                <text:p>5</text:p>
                <draw:g>
                  <svg:desc>Inverter.B2:Inverter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00">
                <text:p>28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10">
                <text:p>26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2">
                <text:p>24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81">
                <text:p>21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0">
                <text:p>19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17">
                <text:p>17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0">
                <text:p>14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7">
                <text:p>13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8">
                <text:p>1088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162cm" svg:height="13.176cm" xlink:href=".." xlink:type="simple" chart:class="chart:scatter" chart:style-name="ch1">
        <chart:title svg:x="10.106cm" svg:y="0.399cm" chart:style-name="ch2">
          <text:p>Motor Temperature</text:p>
        </chart:title>
        <chart:legend chart:legend-position="end" svg:x="18.876cm" svg:y="6.04cm" style:legend-expansion="high" chart:style-name="ch3"/>
        <chart:plot-area chart:style-name="ch4" table:cell-range-address="Motor.A1:Motor.B9" chart:data-source-has-labels="row" svg:x="0.346cm" svg:y="1.387cm" svg:width="20.509cm" svg:height="11.471cm">
          <chart:coordinate-region svg:x="0.967cm" svg:y="1.586cm" svg:width="19.516cm" svg:height="10.6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otor.B2:Motor.B9" chart:label-cell-address="Motor.B1:Motor.B1" chart:class="chart:scatter">
            <chart:domain table:cell-range-address="Motor.A2:Motor.A9"/>
            <chart:regression-curve chart:style-name="ch9">
              <chart:equation chart:display-equation="true" chart:display-r-square="false" svg:x="5.313cm" svg:y="1.771cm"/>
            </chart:regression-curve>
            <chart:data-point chart:repeated="5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erature</text:p>
                <draw:g>
                  <svg:desc>Motor.B1:Motor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8">
                <text:p>3908</text:p>
                <draw:g>
                  <svg:desc>Motor.A2:Motor.A9</svg:desc>
                </draw:g>
              </table:table-cell>
              <table:table-cell office:value-type="float" office:value="4">
                <text:p>4</text:p>
                <draw:g>
                  <svg:desc>Motor.B2:Motor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99">
                <text:p>38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68">
                <text:p>38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72">
                <text:p>37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30">
                <text:p>36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51">
                <text:p>35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25">
                <text:p>34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70">
                <text:p>327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